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70000000497DFA97EC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3.501cm" table:align="left"/>
    </style:style>
    <style:style style:name="Tabelle1.A" style:family="table-column">
      <style:table-column-properties style:column-width="6.765cm"/>
    </style:style>
    <style:style style:name="Tabelle1.B" style:family="table-column">
      <style:table-column-properties style:column-width="6.736cm"/>
    </style:style>
    <style:style style:name="Tabelle1.A1" style:family="table-cell">
      <style:table-cell-properties fo:background-color="#006633" fo:padding-left="0cm" fo:padding-right="0cm" fo:padding-top="0.049cm" fo:padding-bottom="0.049cm" fo:border-left="none" fo:border-right="none" fo:border-top="0.035cm solid #9bbb59" fo:border-bottom="0.035cm solid #9bbb59">
        <style:background-image/>
      </style:table-cell-properties>
    </style:style>
    <style:style style:name="Tabelle1.A2" style:family="table-cell">
      <style:table-cell-properties fo:background-color="#e6eed5" fo:padding="0cm" fo:border="none">
        <style:background-image/>
      </style:table-cell-properties>
    </style:style>
    <style:style style:name="Tabelle1.A3" style:family="table-cell">
      <style:table-cell-properties fo:padding="0cm" fo:border="none"/>
    </style:style>
    <style:style style:name="Tabelle1.A5" style:family="table-cell">
      <style:table-cell-properties fo:padding-left="0cm" fo:padding-right="0cm" fo:padding-top="0cm" fo:padding-bottom="0.049cm" fo:border-left="none" fo:border-right="none" fo:border-top="none" fo:border-bottom="0.035cm solid #9bbb59"/>
    </style:style>
    <style:style style:name="Tabelle2" style:family="table">
      <style:table-properties style:width="13.501cm" table:align="left"/>
    </style:style>
    <style:style style:name="Tabelle2.A" style:family="table-column">
      <style:table-column-properties style:column-width="6.77cm"/>
    </style:style>
    <style:style style:name="Tabelle2.B" style:family="table-column">
      <style:table-column-properties style:column-width="6.731cm"/>
    </style:style>
    <style:style style:name="Tabelle2.A1" style:family="table-cell">
      <style:table-cell-properties fo:background-color="#006633" fo:padding-left="0cm" fo:padding-right="0cm" fo:padding-top="0.049cm" fo:padding-bottom="0.049cm" fo:border-left="none" fo:border-right="none" fo:border-top="0.035cm solid #9bbb59" fo:border-bottom="0.035cm solid #9bbb59">
        <style:background-image/>
      </style:table-cell-properties>
    </style:style>
    <style:style style:name="Tabelle2.A2" style:family="table-cell">
      <style:table-cell-properties fo:background-color="#e6eed5" fo:padding="0cm" fo:border="none">
        <style:background-image/>
      </style:table-cell-properties>
    </style:style>
    <style:style style:name="Tabelle2.A3" style:family="table-cell">
      <style:table-cell-properties fo:padding="0cm" fo:border="none"/>
    </style:style>
    <style:style style:name="Tabelle2.A4" style:family="table-cell">
      <style:table-cell-properties fo:background-color="#e6eed5" fo:padding-left="0cm" fo:padding-right="0cm" fo:padding-top="0cm" fo:padding-bottom="0.049cm" fo:border-left="none" fo:border-right="none" fo:border-top="none" fo:border-bottom="0.035cm solid #9bbb59">
        <style:background-image/>
      </style:table-cell-properties>
    </style:style>
    <style:style style:name="Tabelle3" style:family="table">
      <style:table-properties style:width="13.501cm" table:align="left"/>
    </style:style>
    <style:style style:name="Tabelle3.A" style:family="table-column">
      <style:table-column-properties style:column-width="6.703cm"/>
    </style:style>
    <style:style style:name="Tabelle3.B" style:family="table-column">
      <style:table-column-properties style:column-width="6.798cm"/>
    </style:style>
    <style:style style:name="Tabelle3.A1" style:family="table-cell">
      <style:table-cell-properties fo:background-color="#006633" fo:padding-left="0cm" fo:padding-right="0cm" fo:padding-top="0.049cm" fo:padding-bottom="0.049cm" fo:border-left="none" fo:border-right="none" fo:border-top="0.035cm solid #9bbb59" fo:border-bottom="0.035cm solid #9bbb59">
        <style:background-image/>
      </style:table-cell-properties>
    </style:style>
    <style:style style:name="Tabelle3.A2" style:family="table-cell">
      <style:table-cell-properties fo:background-color="#e6eed5" fo:padding="0cm" fo:border="none">
        <style:background-image/>
      </style:table-cell-properties>
    </style:style>
    <style:style style:name="Tabelle3.A3" style:family="table-cell">
      <style:table-cell-properties fo:padding="0cm" fo:border="none"/>
    </style:style>
    <style:style style:name="Tabelle3.A8" style:family="table-cell">
      <style:table-cell-properties fo:background-color="#e6eed5" fo:padding-left="0cm" fo:padding-right="0cm" fo:padding-top="0cm" fo:padding-bottom="0.049cm" fo:border-left="none" fo:border-right="none" fo:border-top="none" fo:border-bottom="0.035cm solid #9bbb59">
        <style:background-image/>
      </style:table-cell-properties>
    </style:style>
    <style:style style:name="Tabelle4" style:family="table">
      <style:table-properties style:width="13.501cm" table:align="left"/>
    </style:style>
    <style:style style:name="Tabelle4.A" style:family="table-column">
      <style:table-column-properties style:column-width="6.708cm"/>
    </style:style>
    <style:style style:name="Tabelle4.B" style:family="table-column">
      <style:table-column-properties style:column-width="6.793cm"/>
    </style:style>
    <style:style style:name="Tabelle4.A1" style:family="table-cell">
      <style:table-cell-properties fo:background-color="#006633" fo:padding-left="0cm" fo:padding-right="0cm" fo:padding-top="0.049cm" fo:padding-bottom="0.049cm" fo:border-left="none" fo:border-right="none" fo:border-top="0.035cm solid #9bbb59" fo:border-bottom="0.035cm solid #9bbb59">
        <style:background-image/>
      </style:table-cell-properties>
    </style:style>
    <style:style style:name="Tabelle4.A2" style:family="table-cell">
      <style:table-cell-properties fo:background-color="#e6eed5" fo:padding="0cm" fo:border="none">
        <style:background-image/>
      </style:table-cell-properties>
    </style:style>
    <style:style style:name="Tabelle4.A3" style:family="table-cell">
      <style:table-cell-properties fo:padding="0cm" fo:border="none"/>
    </style:style>
    <style:style style:name="Tabelle4.A9" style:family="table-cell">
      <style:table-cell-properties fo:padding-left="0cm" fo:padding-right="0cm" fo:padding-top="0cm" fo:padding-bottom="0.049cm" fo:border-left="none" fo:border-right="none" fo:border-top="none" fo:border-bottom="0.035cm solid #9bbb59"/>
    </style:style>
    <style:style style:name="Tabelle5" style:family="table">
      <style:table-properties style:width="13.501cm" table:align="left"/>
    </style:style>
    <style:style style:name="Tabelle5.A" style:family="table-column">
      <style:table-column-properties style:column-width="6.724cm"/>
    </style:style>
    <style:style style:name="Tabelle5.B" style:family="table-column">
      <style:table-column-properties style:column-width="6.777cm"/>
    </style:style>
    <style:style style:name="Tabelle5.A1" style:family="table-cell">
      <style:table-cell-properties fo:background-color="#006633" fo:padding-left="0cm" fo:padding-right="0cm" fo:padding-top="0.049cm" fo:padding-bottom="0.049cm" fo:border-left="none" fo:border-right="none" fo:border-top="0.035cm solid #9bbb59" fo:border-bottom="0.035cm solid #9bbb59">
        <style:background-image/>
      </style:table-cell-properties>
    </style:style>
    <style:style style:name="Tabelle5.A2" style:family="table-cell">
      <style:table-cell-properties fo:background-color="#e6eed5" fo:padding="0cm" fo:border="none">
        <style:background-image/>
      </style:table-cell-properties>
    </style:style>
    <style:style style:name="Tabelle5.A3" style:family="table-cell">
      <style:table-cell-properties fo:padding="0cm" fo:border="none"/>
    </style:style>
    <style:style style:name="Tabelle5.A10" style:family="table-cell">
      <style:table-cell-properties fo:background-color="#e6eed5" fo:padding-left="0cm" fo:padding-right="0cm" fo:padding-top="0cm" fo:padding-bottom="0.049cm" fo:border-left="none" fo:border-right="none" fo:border-top="none" fo:border-bottom="0.035cm solid #9bbb59">
        <style:background-image/>
      </style:table-cell-properties>
    </style:style>
    <style:style style:name="Tabelle6" style:family="table">
      <style:table-properties style:width="13.501cm" table:align="left"/>
    </style:style>
    <style:style style:name="Tabelle6.A" style:family="table-column">
      <style:table-column-properties style:column-width="6.636cm"/>
    </style:style>
    <style:style style:name="Tabelle6.B" style:family="table-column">
      <style:table-column-properties style:column-width="6.865cm"/>
    </style:style>
    <style:style style:name="Tabelle6.A1" style:family="table-cell">
      <style:table-cell-properties fo:background-color="#006633" fo:padding-left="0cm" fo:padding-right="0cm" fo:padding-top="0.049cm" fo:padding-bottom="0.049cm" fo:border-left="none" fo:border-right="none" fo:border-top="0.035cm solid #9bbb59" fo:border-bottom="0.035cm solid #9bbb59">
        <style:background-image/>
      </style:table-cell-properties>
    </style:style>
    <style:style style:name="Tabelle6.A2" style:family="table-cell">
      <style:table-cell-properties fo:background-color="#e6eed5" fo:padding="0cm" fo:border="none">
        <style:background-image/>
      </style:table-cell-properties>
    </style:style>
    <style:style style:name="Tabelle6.A3" style:family="table-cell">
      <style:table-cell-properties fo:padding="0cm" fo:border="none"/>
    </style:style>
    <style:style style:name="Tabelle6.A5" style:family="table-cell">
      <style:table-cell-properties fo:padding-left="0cm" fo:padding-right="0cm" fo:padding-top="0cm" fo:padding-bottom="0.049cm" fo:border-left="none" fo:border-right="none" fo:border-top="none" fo:border-bottom="0.035cm solid #9bbb59"/>
    </style:style>
    <style:style style:name="Tabelle7" style:family="table">
      <style:table-properties style:width="13.511cm" fo:margin-left="0cm" table:align="left"/>
    </style:style>
    <style:style style:name="Tabelle7.A" style:family="table-column">
      <style:table-column-properties style:column-width="6.632cm"/>
    </style:style>
    <style:style style:name="Tabelle7.B" style:family="table-column">
      <style:table-column-properties style:column-width="6.879cm"/>
    </style:style>
    <style:style style:name="Tabelle7.A1" style:family="table-cell">
      <style:table-cell-properties fo:background-color="#006633" fo:padding-left="0cm" fo:padding-right="0cm" fo:padding-top="0.049cm" fo:padding-bottom="0.049cm" fo:border-left="none" fo:border-right="none" fo:border-top="0.035cm solid #9bbb59" fo:border-bottom="0.035cm solid #9bbb59">
        <style:background-image/>
      </style:table-cell-properties>
    </style:style>
    <style:style style:name="Tabelle7.A2" style:family="table-cell">
      <style:table-cell-properties fo:background-color="#e6eed5" fo:padding="0cm" fo:border="none">
        <style:background-image/>
      </style:table-cell-properties>
    </style:style>
    <style:style style:name="Tabelle7.A3" style:family="table-cell">
      <style:table-cell-properties fo:padding="0cm" fo:border="none"/>
    </style:style>
    <style:style style:name="Tabelle7.A11" style:family="table-cell">
      <style:table-cell-properties fo:padding-left="0cm" fo:padding-right="0cm" fo:padding-top="0cm" fo:padding-bottom="0.049cm" fo:border-left="none" fo:border-right="none" fo:border-top="none" fo:border-bottom="0.035cm solid #9bbb59"/>
    </style:style>
    <style:style style:name="Tabelle8" style:family="table">
      <style:table-properties style:width="13.501cm" table:align="left"/>
    </style:style>
    <style:style style:name="Tabelle8.A" style:family="table-column">
      <style:table-column-properties style:column-width="6.636cm"/>
    </style:style>
    <style:style style:name="Tabelle8.B" style:family="table-column">
      <style:table-column-properties style:column-width="6.865cm"/>
    </style:style>
    <style:style style:name="Tabelle8.A1" style:family="table-cell">
      <style:table-cell-properties fo:background-color="#006633" fo:padding-left="0cm" fo:padding-right="0cm" fo:padding-top="0.049cm" fo:padding-bottom="0.049cm" fo:border-left="none" fo:border-right="none" fo:border-top="0.035cm solid #9bbb59" fo:border-bottom="0.035cm solid #9bbb59">
        <style:background-image/>
      </style:table-cell-properties>
    </style:style>
    <style:style style:name="Tabelle8.A2" style:family="table-cell">
      <style:table-cell-properties fo:background-color="#e6eed5" fo:padding="0cm" fo:border="none">
        <style:background-image/>
      </style:table-cell-properties>
    </style:style>
    <style:style style:name="Tabelle8.A3" style:family="table-cell">
      <style:table-cell-properties fo:padding="0cm" fo:border="none"/>
    </style:style>
    <style:style style:name="Tabelle8.A4" style:family="table-cell">
      <style:table-cell-properties fo:background-color="#e6eed5" fo:padding-left="0cm" fo:padding-right="0cm" fo:padding-top="0cm" fo:padding-bottom="0.049cm" fo:border-left="none" fo:border-right="none" fo:border-top="none" fo:border-bottom="0.035cm solid #9bbb59">
        <style:background-image/>
      </style:table-cell-properties>
    </style:style>
    <style:style style:name="Tabelle9" style:family="table">
      <style:table-properties style:width="13.501cm" table:align="left"/>
    </style:style>
    <style:style style:name="Tabelle9.A" style:family="table-column">
      <style:table-column-properties style:column-width="6.636cm"/>
    </style:style>
    <style:style style:name="Tabelle9.B" style:family="table-column">
      <style:table-column-properties style:column-width="6.865cm"/>
    </style:style>
    <style:style style:name="Tabelle9.A1" style:family="table-cell">
      <style:table-cell-properties fo:background-color="#006633" fo:padding-left="0cm" fo:padding-right="0cm" fo:padding-top="0.049cm" fo:padding-bottom="0.049cm" fo:border-left="none" fo:border-right="none" fo:border-top="0.035cm solid #9bbb59" fo:border-bottom="0.035cm solid #9bbb59">
        <style:background-image/>
      </style:table-cell-properties>
    </style:style>
    <style:style style:name="Tabelle9.A2" style:family="table-cell">
      <style:table-cell-properties fo:background-color="#e6eed5" fo:padding="0cm" fo:border="none">
        <style:background-image/>
      </style:table-cell-properties>
    </style:style>
    <style:style style:name="Tabelle9.A3" style:family="table-cell">
      <style:table-cell-properties fo:padding-left="0cm" fo:padding-right="0cm" fo:padding-top="0cm" fo:padding-bottom="0.049cm" fo:border-left="none" fo:border-right="none" fo:border-top="none" fo:border-bottom="0.035cm solid #9bbb59"/>
    </style:style>
    <style:style style:name="Tabelle10" style:family="table">
      <style:table-properties style:width="13.501cm" table:align="left"/>
    </style:style>
    <style:style style:name="Tabelle10.A" style:family="table-column">
      <style:table-column-properties style:column-width="6.643cm"/>
    </style:style>
    <style:style style:name="Tabelle10.B" style:family="table-column">
      <style:table-column-properties style:column-width="6.858cm"/>
    </style:style>
    <style:style style:name="Tabelle10.A1" style:family="table-cell">
      <style:table-cell-properties fo:background-color="#006633" fo:padding-left="0cm" fo:padding-right="0cm" fo:padding-top="0.049cm" fo:padding-bottom="0.049cm" fo:border-left="none" fo:border-right="none" fo:border-top="0.035cm solid #9bbb59" fo:border-bottom="0.035cm solid #9bbb59">
        <style:background-image/>
      </style:table-cell-properties>
    </style:style>
    <style:style style:name="Tabelle10.A2" style:family="table-cell">
      <style:table-cell-properties fo:background-color="#e6eed5" fo:padding="0cm" fo:border="none">
        <style:background-image/>
      </style:table-cell-properties>
    </style:style>
    <style:style style:name="Tabelle10.A3" style:family="table-cell">
      <style:table-cell-properties fo:padding="0cm" fo:border="none"/>
    </style:style>
    <style:style style:name="Tabelle10.A5" style:family="table-cell">
      <style:table-cell-properties fo:padding-left="0cm" fo:padding-right="0cm" fo:padding-top="0cm" fo:padding-bottom="0.049cm" fo:border-left="none" fo:border-right="none" fo:border-top="none" fo:border-bottom="0.035cm solid #9bbb59"/>
    </style:style>
    <style:style style:name="P1" style:family="paragraph" style:parent-style-name="Standard">
      <style:paragraph-properties fo:margin-top="0.049cm" fo:margin-bottom="0.049cm"/>
      <style:text-properties style:font-name="Cambria" fo:font-size="2pt" style:font-size-asian="1.75pt" style:font-size-complex="2pt"/>
    </style:style>
    <style:style style:name="P2" style:family="paragraph" style:parent-style-name="Text_20_body">
      <style:paragraph-properties fo:margin-top="0.049cm" fo:margin-bottom="0.049cm" fo:text-align="end" style:justify-single-word="false"/>
      <style:text-properties style:font-name="Cambria" fo:font-size="8pt" style:font-size-asian="9pt" style:font-size-complex="9pt"/>
    </style:style>
    <style:style style:name="P3" style:family="paragraph" style:parent-style-name="Text_20_body">
      <style:paragraph-properties fo:margin-top="0.049cm" fo:margin-bottom="0.049cm"/>
      <style:text-properties style:font-name="Cambria" fo:font-size="3pt" style:font-size-asian="2.59999990463257pt" style:font-size-complex="3pt"/>
    </style:style>
    <style:style style:name="P4" style:family="paragraph" style:parent-style-name="Text_20_body">
      <style:paragraph-properties fo:margin-top="0.049cm" fo:margin-bottom="0.049cm"/>
      <style:text-properties style:font-name="Cambria" fo:font-size="9pt" style:font-size-asian="9pt" style:font-size-complex="9pt"/>
    </style:style>
    <style:style style:name="P5" style:family="paragraph" style:parent-style-name="Table_20_Contents">
      <style:paragraph-properties fo:margin-top="0.049cm" fo:margin-bottom="0.049cm"/>
      <style:text-properties style:font-name="Cambria" fo:font-size="8pt" fo:language="en" fo:country="US" style:font-size-asian="8pt" style:font-size-complex="8pt"/>
    </style:style>
    <style:style style:name="P6" style:family="paragraph" style:parent-style-name="Table_20_Contents">
      <style:paragraph-properties fo:margin-top="0.049cm" fo:margin-bottom="0.049cm"/>
      <style:text-properties style:font-name="Cambria" fo:font-size="8pt" fo:language="en" fo:country="US" fo:font-style="italic" style:font-size-asian="8pt" style:font-size-complex="8pt"/>
    </style:style>
    <style:style style:name="P7" style:family="paragraph" style:parent-style-name="Table_20_Contents">
      <style:paragraph-properties fo:margin-top="0.049cm" fo:margin-bottom="0.049cm"/>
      <style:text-properties style:font-name="Cambria" fo:font-size="8pt" style:font-size-asian="8pt" style:font-size-complex="8pt"/>
    </style:style>
    <style:style style:name="P8" style:family="paragraph" style:parent-style-name="Table_20_Contents">
      <style:paragraph-properties fo:margin-top="0.049cm" fo:margin-bottom="0.049cm"/>
      <style:text-properties fo:color="#ffffff" style:font-name="Cambria" fo:font-size="8pt" fo:font-weight="bold" style:font-size-asian="8pt" style:font-size-complex="8pt"/>
    </style:style>
    <style:style style:name="P9" style:family="paragraph" style:parent-style-name="Table_20_Contents">
      <style:paragraph-properties fo:margin-top="0.049cm" fo:margin-bottom="0.049cm"/>
      <style:text-properties fo:color="#ffffff" style:font-name="Cambria" fo:font-size="8pt" fo:language="en" fo:country="US" fo:font-weight="bold" style:font-size-asian="8pt" style:font-size-complex="8pt"/>
    </style:style>
    <style:style style:name="T1" style:family="text">
      <style:text-properties fo:font-style="italic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fik1" text:anchor-type="paragraph" svg:width="13.501cm" svg:height="1.579cm" draw:z-index="0"><draw:image xlink:href="Pictures/1000000000000270000000497DFA97EC.png" xlink:type="simple" xlink:show="embed" xlink:actuate="onLoad"/></draw:frame>tddd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table:number-columns-spanned="2" office:value-type="string">
            <text:p text:style-name="P8">Starting &amp; accessing</text:p>
          </table:table-cell>
          <table:covered-table-cell/>
        </table:table-row>
        <table:table-row>
          <table:table-cell table:style-name="Tabelle1.A2" office:value-type="string">
            <text:p text:style-name="P5">arangod /path/to/my/db</text:p>
          </table:table-cell>
          <table:table-cell table:style-name="Tabelle1.A2" office:value-type="string">
            <text:p text:style-name="P7">start server</text:p>
          </table:table-cell>
        </table:table-row>
        <table:table-row>
          <table:table-cell table:style-name="Tabelle1.A3" office:value-type="string">
            <text:p text:style-name="P5">arangod --console --log error /path/to/my/db</text:p>
          </table:table-cell>
          <table:table-cell table:style-name="Tabelle1.A3" office:value-type="string">
            <text:p text:style-name="P5">start emergency console (do not use with a db which has a server attached to it!)</text:p>
          </table:table-cell>
        </table:table-row>
        <table:table-row>
          <table:table-cell table:style-name="Tabelle1.A2" office:value-type="string">
            <text:p text:style-name="P7">http://localhost:8529/_admin/html/index.html</text:p>
          </table:table-cell>
          <table:table-cell table:style-name="Tabelle1.A2" office:value-type="string">
            <text:p text:style-name="P7">access admin front end  in browser</text:p>
          </table:table-cell>
        </table:table-row>
        <table:table-row>
          <table:table-cell table:style-name="Tabelle1.A5" office:value-type="string">
            <text:p text:style-name="P7">arangosh</text:p>
          </table:table-cell>
          <table:table-cell table:style-name="Tabelle1.A5" office:value-type="string">
            <text:p text:style-name="P5">start ArangoDB shell</text:p>
          </table:table-cell>
        </table:table-row>
      </table:table>
      <text:p text:style-name="P3"/>
      <table:table table:name="Tabelle2" table:style-name="Tabelle2">
        <table:table-column table:style-name="Tabelle2.A"/>
        <table:table-column table:style-name="Tabelle2.B"/>
        <table:table-row>
          <table:table-cell table:style-name="Tabelle2.A1" table:number-columns-spanned="2" office:value-type="string">
            <text:p text:style-name="P8">arangod frequently used options</text:p>
          </table:table-cell>
          <table:covered-table-cell/>
        </table:table-row>
        <table:table-row>
          <table:table-cell table:style-name="Tabelle2.A2" office:value-type="string">
            <text:p text:style-name="P5">--log </text:p>
          </table:table-cell>
          <table:table-cell table:style-name="Tabelle2.A2" office:value-type="string">
            <text:p text:style-name="P5">set log level: fatal, error, warning, info, debug, trace</text:p>
          </table:table-cell>
        </table:table-row>
        <table:table-row>
          <table:table-cell table:style-name="Tabelle2.A3" office:value-type="string">
            <text:p text:style-name="P5">--server.http-port <text:span text:style-name="T1">host:port</text:span></text:p>
          </table:table-cell>
          <table:table-cell table:style-name="Tabelle2.A3" office:value-type="string">
            <text:p text:style-name="P5">set address and port for HTTP-Clients</text:p>
          </table:table-cell>
        </table:table-row>
        <table:table-row>
          <table:table-cell table:style-name="Tabelle2.A4" office:value-type="string">
            <text:p text:style-name="P5">--daemon</text:p>
          </table:table-cell>
          <table:table-cell table:style-name="Tabelle2.A4" office:value-type="string">
            <text:p text:style-name="P5">run as daemon/background process</text:p>
          </table:table-cell>
        </table:table-row>
      </table:table>
      <text:p text:style-name="P3"/>
      <table:table table:name="Tabelle3" table:style-name="Tabelle3">
        <table:table-column table:style-name="Tabelle3.A"/>
        <table:table-column table:style-name="Tabelle3.B"/>
        <table:table-row>
          <table:table-cell table:style-name="Tabelle3.A1" table:number-columns-spanned="2" office:value-type="string">
            <text:p text:style-name="P8">Database methods in arangosh</text:p>
          </table:table-cell>
          <table:covered-table-cell/>
        </table:table-row>
        <table:table-row>
          <table:table-cell table:style-name="Tabelle3.A2" office:value-type="string">
            <text:p text:style-name="P5">db._create(<text:span text:style-name="T1">collection-name</text:span>, <text:span text:style-name="T1">properties</text:span>)</text:p>
          </table:table-cell>
          <table:table-cell table:style-name="Tabelle3.A2" office:value-type="string">
            <text:p text:style-name="P5">create collection (with properties)</text:p>
          </table:table-cell>
        </table:table-row>
        <table:table-row>
          <table:table-cell table:style-name="Tabelle3.A3" office:value-type="string">
            <text:p text:style-name="P5">db._createEdgeCollection(collection-name, properties)</text:p>
          </table:table-cell>
          <table:table-cell table:style-name="Tabelle3.A3" office:value-type="string">
            <text:p text:style-name="P5">create an edge collection (with properties)</text:p>
          </table:table-cell>
        </table:table-row>
        <table:table-row>
          <table:table-cell table:style-name="Tabelle3.A2" office:value-type="string">
            <text:p text:style-name="P5">db._collection(<text:span text:style-name="T1">collection-name</text:span>|<text:span text:style-name="T1">collection-id</text:span>)</text:p>
          </table:table-cell>
          <table:table-cell table:style-name="Tabelle3.A2" office:value-type="string">
            <text:p text:style-name="P5">get collection</text:p>
          </table:table-cell>
        </table:table-row>
        <table:table-row>
          <table:table-cell table:style-name="Tabelle3.A3" office:value-type="string">
            <text:p text:style-name="P5">db._collections()</text:p>
          </table:table-cell>
          <table:table-cell table:style-name="Tabelle3.A3" office:value-type="string">
            <text:p text:style-name="P5">list all collections</text:p>
          </table:table-cell>
        </table:table-row>
        <table:table-row>
          <table:table-cell table:style-name="Tabelle3.A2" office:value-type="string">
            <text:p text:style-name="P5">db.<text:span text:style-name="T1">collection-name</text:span></text:p>
          </table:table-cell>
          <table:table-cell table:style-name="Tabelle3.A2" office:value-type="string">
            <text:p text:style-name="P5">get a collection by name</text:p>
          </table:table-cell>
        </table:table-row>
        <table:table-row>
          <table:table-cell table:style-name="Tabelle3.A3" office:value-type="string">
            <text:p text:style-name="P5">db._drop(collection-name|collection-id)</text:p>
          </table:table-cell>
          <table:table-cell table:style-name="Tabelle3.A3" office:value-type="string">
            <text:p text:style-name="P5">drop collection with indexes</text:p>
          </table:table-cell>
        </table:table-row>
        <table:table-row>
          <table:table-cell table:style-name="Tabelle3.A8" office:value-type="string">
            <text:p text:style-name="P5">db._truncate(<text:span text:style-name="T1">collection-name</text:span>|<text:span text:style-name="T1">collection-id)</text:span></text:p>
          </table:table-cell>
          <table:table-cell table:style-name="Tabelle3.A8" office:value-type="string">
            <text:p text:style-name="P5">remove collection, keep indexes</text:p>
          </table:table-cell>
        </table:table-row>
      </table:table>
      <text:p text:style-name="P3"/>
      <table:table table:name="Tabelle4" table:style-name="Tabelle4">
        <table:table-column table:style-name="Tabelle4.A"/>
        <table:table-column table:style-name="Tabelle4.B"/>
        <table:table-row>
          <table:table-cell table:style-name="Tabelle4.A1" table:number-columns-spanned="2" office:value-type="string">
            <text:p text:style-name="P8">Collection methods in arangosh</text:p>
          </table:table-cell>
          <table:covered-table-cell/>
        </table:table-row>
        <table:table-row>
          <table:table-cell table:style-name="Tabelle4.A2" office:value-type="string">
            <text:p text:style-name="P5">collection.drop()</text:p>
          </table:table-cell>
          <table:table-cell table:style-name="Tabelle4.A2" office:value-type="string">
            <text:p text:style-name="P5">drop collection with indexes</text:p>
          </table:table-cell>
        </table:table-row>
        <table:table-row>
          <table:table-cell table:style-name="Tabelle4.A3" office:value-type="string">
            <text:p text:style-name="P5">collection.truncate()</text:p>
          </table:table-cell>
          <table:table-cell table:style-name="Tabelle4.A3" office:value-type="string">
            <text:p text:style-name="P5">remove documents, keep indexes</text:p>
          </table:table-cell>
        </table:table-row>
        <table:table-row>
          <table:table-cell table:style-name="Tabelle4.A2" office:value-type="string">
            <text:p text:style-name="P5">collection.properties()</text:p>
          </table:table-cell>
          <table:table-cell table:style-name="Tabelle4.A2" office:value-type="string">
            <text:p text:style-name="P5">get all document properties</text:p>
          </table:table-cell>
        </table:table-row>
        <table:table-row>
          <table:table-cell table:style-name="Tabelle4.A3" office:value-type="string">
            <text:p text:style-name="P5">collection.properties(properties)</text:p>
          </table:table-cell>
          <table:table-cell table:style-name="Tabelle4.A3" office:value-type="string">
            <text:p text:style-name="P5">change property</text:p>
          </table:table-cell>
        </table:table-row>
        <table:table-row>
          <table:table-cell table:style-name="Tabelle4.A2" office:value-type="string">
            <text:p text:style-name="P5">collection.figures()</text:p>
          </table:table-cell>
          <table:table-cell table:style-name="Tabelle4.A2" office:value-type="string">
            <text:p text:style-name="P5">get all collection figures</text:p>
          </table:table-cell>
        </table:table-row>
        <table:table-row>
          <table:table-cell table:style-name="Tabelle4.A3" office:value-type="string">
            <text:p text:style-name="P5">collection.load()</text:p>
          </table:table-cell>
          <table:table-cell table:style-name="Tabelle4.A3" office:value-type="string">
            <text:p text:style-name="P5">load collection into memory</text:p>
          </table:table-cell>
        </table:table-row>
        <table:table-row>
          <table:table-cell table:style-name="Tabelle4.A2" office:value-type="string">
            <text:p text:style-name="P5">collection.unload()</text:p>
          </table:table-cell>
          <table:table-cell table:style-name="Tabelle4.A2" office:value-type="string">
            <text:p text:style-name="P5">start to unload a collection</text:p>
          </table:table-cell>
        </table:table-row>
        <table:table-row>
          <table:table-cell table:style-name="Tabelle4.A9" office:value-type="string">
            <text:p text:style-name="P5">collection.rename(new-name)</text:p>
          </table:table-cell>
          <table:table-cell table:style-name="Tabelle4.A9" office:value-type="string">
            <text:p text:style-name="P5">rename collection to new-name</text:p>
          </table:table-cell>
        </table:table-row>
      </table:table>
      <text:p text:style-name="P3"/>
      <table:table table:name="Tabelle5" table:style-name="Tabelle5">
        <table:table-column table:style-name="Tabelle5.A"/>
        <table:table-column table:style-name="Tabelle5.B"/>
        <table:table-row>
          <table:table-cell table:style-name="Tabelle5.A1" table:number-columns-spanned="2" office:value-type="string">
            <text:p text:style-name="P8">Document methods in arangosh</text:p>
          </table:table-cell>
          <table:covered-table-cell/>
        </table:table-row>
        <table:table-row>
          <table:table-cell table:style-name="Tabelle5.A2" office:value-type="string">
            <text:p text:style-name="P5">collection.document(<text:span text:style-name="T1">document</text:span>)</text:p>
          </table:table-cell>
          <table:table-cell table:style-name="Tabelle5.A2" office:value-type="string">
            <text:p text:style-name="P5">get document by identifier</text:p>
          </table:table-cell>
        </table:table-row>
        <table:table-row>
          <table:table-cell table:style-name="Tabelle5.A3" office:value-type="string">
            <text:p text:style-name="P5">collection.save(<text:span text:style-name="T1">data</text:span>)</text:p>
          </table:table-cell>
          <table:table-cell table:style-name="Tabelle5.A3" office:value-type="string">
            <text:p text:style-name="P5">create new document</text:p>
          </table:table-cell>
        </table:table-row>
        <table:table-row>
          <table:table-cell table:style-name="Tabelle5.A2" office:value-type="string">
            <text:p text:style-name="P5">collection.replace(<text:span text:style-name="T1">document</text:span>, <text:span text:style-name="T1">data</text:span>)</text:p>
          </table:table-cell>
          <table:table-cell table:style-name="Tabelle5.A2" office:value-type="string">
            <text:p text:style-name="P5">replace existing document</text:p>
          </table:table-cell>
        </table:table-row>
        <table:table-row>
          <table:table-cell table:style-name="Tabelle5.A3" office:value-type="string">
            <text:p text:style-name="P5">collection.update(<text:span text:style-name="T1">document</text:span>)</text:p>
          </table:table-cell>
          <table:table-cell table:style-name="Tabelle5.A3" office:value-type="string">
            <text:p text:style-name="P5">partially update</text:p>
          </table:table-cell>
        </table:table-row>
        <table:table-row>
          <table:table-cell table:style-name="Tabelle5.A2" office:value-type="string">
            <text:p text:style-name="P5">collection.remove(<text:span text:style-name="T1">document</text:span>)</text:p>
          </table:table-cell>
          <table:table-cell table:style-name="Tabelle5.A2" office:value-type="string">
            <text:p text:style-name="P5">remove document</text:p>
          </table:table-cell>
        </table:table-row>
        <table:table-row>
          <table:table-cell table:style-name="Tabelle5.A3" office:value-type="string">
            <text:p text:style-name="P5">db._document(<text:span text:style-name="T1">document</text:span>|<text:span text:style-name="T1">document-handle</text:span>)</text:p>
          </table:table-cell>
          <table:table-cell table:style-name="Tabelle5.A3" office:value-type="string">
            <text:p text:style-name="P5">get document by identifier|handle</text:p>
          </table:table-cell>
        </table:table-row>
        <table:table-row>
          <table:table-cell table:style-name="Tabelle5.A2" office:value-type="string">
            <text:p text:style-name="P5">db._replace(<text:span text:style-name="T1">document</text:span>|<text:span text:style-name="T1">document-handle</text:span>,<text:span text:style-name="T1">data</text:span>)</text:p>
          </table:table-cell>
          <table:table-cell table:style-name="Tabelle5.A2" office:value-type="string">
            <text:p text:style-name="P5">replace existing document</text:p>
          </table:table-cell>
        </table:table-row>
        <table:table-row>
          <table:table-cell table:style-name="Tabelle5.A3" office:value-type="string">
            <text:p text:style-name="P5">db._update(document)</text:p>
          </table:table-cell>
          <table:table-cell table:style-name="Tabelle5.A3" office:value-type="string">
            <text:p text:style-name="P5">partially update document</text:p>
          </table:table-cell>
        </table:table-row>
        <table:table-row>
          <table:table-cell table:style-name="Tabelle5.A10" office:value-type="string">
            <text:p text:style-name="P5">db._remove(<text:span text:style-name="T1">document</text:span>)</text:p>
          </table:table-cell>
          <table:table-cell table:style-name="Tabelle5.A10" office:value-type="string">
            <text:p text:style-name="P5">remove document</text:p>
          </table:table-cell>
        </table:table-row>
      </table:table>
      <text:p text:style-name="P3"/>
      <table:table table:name="Tabelle6" table:style-name="Tabelle6">
        <table:table-column table:style-name="Tabelle6.A"/>
        <table:table-column table:style-name="Tabelle6.B"/>
        <table:table-row>
          <table:table-cell table:style-name="Tabelle6.A1" table:number-columns-spanned="2" office:value-type="string">
            <text:p text:style-name="P8">Edges in arangosh</text:p>
          </table:table-cell>
          <table:covered-table-cell/>
        </table:table-row>
        <table:table-row>
          <table:table-cell table:style-name="Tabelle6.A2" office:value-type="string">
            <text:p text:style-name="P5">edge-collection.save(<text:span text:style-name="T1">from</text:span>, <text:span text:style-name="T1">to</text:span>, <text:span text:style-name="T1">document</text:span>)</text:p>
          </table:table-cell>
          <table:table-cell table:style-name="Tabelle6.A2" office:value-type="string">
            <text:p text:style-name="P5">save new edge</text:p>
          </table:table-cell>
        </table:table-row>
        <table:table-row>
          <table:table-cell table:style-name="Tabelle6.A3" office:value-type="string">
            <text:p text:style-name="P5">edge-collection.edges(<text:span text:style-name="T1">vertex</text:span>)</text:p>
          </table:table-cell>
          <table:table-cell table:style-name="Tabelle6.A3" office:value-type="string">
            <text:p text:style-name="P5">find edges from (outbound) to (inbound) vertex</text:p>
          </table:table-cell>
        </table:table-row>
        <table:table-row>
          <table:table-cell table:style-name="Tabelle6.A2" office:value-type="string">
            <text:p text:style-name="P5">edge-collection.inEdges(<text:span text:style-name="T1">vertices</text:span>)</text:p>
          </table:table-cell>
          <table:table-cell table:style-name="Tabelle6.A2" office:value-type="string">
            <text:p text:style-name="P5">find all edges ending in (inbound)</text:p>
          </table:table-cell>
        </table:table-row>
        <table:table-row>
          <table:table-cell table:style-name="Tabelle6.A5" office:value-type="string">
            <text:p text:style-name="P5">edge-collection.outEdges(<text:span text:style-name="T1">vertices</text:span>)</text:p>
          </table:table-cell>
          <table:table-cell table:style-name="Tabelle6.A5" office:value-type="string">
            <text:p text:style-name="P5">find all edges starting from (outbound)</text:p>
          </table:table-cell>
        </table:table-row>
      </table:table>
      <text:p text:style-name="P3"/>
      <table:table table:name="Tabelle7" table:style-name="Tabelle7">
        <table:table-column table:style-name="Tabelle7.A"/>
        <table:table-column table:style-name="Tabelle7.B"/>
        <table:table-row>
          <table:table-cell table:style-name="Tabelle7.A1" table:number-columns-spanned="2" office:value-type="string">
            <text:p text:style-name="P8">Queries in arangosh</text:p>
          </table:table-cell>
          <table:covered-table-cell/>
        </table:table-row>
        <table:table-row>
          <table:table-cell table:style-name="Tabelle7.A2" office:value-type="string">
            <text:p text:style-name="P5">collection.all()</text:p>
          </table:table-cell>
          <table:table-cell table:style-name="Tabelle7.A2" office:value-type="string">
            <text:p text:style-name="P5">select all documents and return cursor</text:p>
          </table:table-cell>
        </table:table-row>
        <table:table-row>
          <table:table-cell table:style-name="Tabelle7.A3" office:value-type="string">
            <text:p text:style-name="P5">collection.any()</text:p>
          </table:table-cell>
          <table:table-cell table:style-name="Tabelle7.A3" office:value-type="string">
            <text:p text:style-name="P5">select a random document</text:p>
          </table:table-cell>
        </table:table-row>
        <table:table-row>
          <table:table-cell table:style-name="Tabelle7.A2" office:value-type="string">
            <text:p text:style-name="P5">collection.byExample(<text:span text:style-name="T1">example</text:span>)</text:p>
          </table:table-cell>
          <table:table-cell table:style-name="Tabelle7.A2" office:value-type="string">
            <text:p text:style-name="P5">select all documents that matches the given <text:span text:style-name="T1">example</text:span></text:p>
          </table:table-cell>
        </table:table-row>
        <table:table-row>
          <table:table-cell table:style-name="Tabelle7.A3" office:value-type="string">
            <text:p text:style-name="P7">collection.firstExample(<text:span text:style-name="T1">example</text:span>)</text:p>
          </table:table-cell>
          <table:table-cell table:style-name="Tabelle7.A3" office:value-type="string">
            <text:p text:style-name="P5">select the first document that matches the given <text:span text:style-name="T1">example</text:span></text:p>
          </table:table-cell>
        </table:table-row>
        <table:table-row>
          <table:table-cell table:style-name="Tabelle7.A2" office:value-type="string">
            <text:p text:style-name="P7"><text:span text:style-name="T3">collection</text:span><text:span text:style-name="T2">.range(</text:span><text:span text:style-name="T3">attribute</text:span><text:span text:style-name="T2">,</text:span><text:span text:style-name="T3">left</text:span><text:span text:style-name="T2">,</text:span><text:span text:style-name="T3">right</text:span><text:span text:style-name="T2">)</text:span></text:p>
          </table:table-cell>
          <table:table-cell table:style-name="Tabelle7.A2" office:value-type="string">
            <text:p text:style-name="P5">select all documents with attribute &gt;= <text:span text:style-name="T1">left</text:span> and &lt; <text:span text:style-name="T1">right</text:span></text:p>
          </table:table-cell>
        </table:table-row>
        <table:table-row>
          <table:table-cell table:style-name="Tabelle7.A3" office:value-type="string">
            <text:p text:style-name="P5">collection.removeByExample(<text:span text:style-name="T1">example</text:span>)</text:p>
          </table:table-cell>
          <table:table-cell table:style-name="Tabelle7.A3" office:value-type="string">
            <text:p text:style-name="P5">remove all documents that match the example</text:p>
          </table:table-cell>
        </table:table-row>
        <table:table-row>
          <table:table-cell table:style-name="Tabelle7.A2" office:value-type="string">
            <text:p text:style-name="P5">collection. replaceByExample</text:p>
            <text:p text:style-name="P7"> <text:span text:style-name="T2">(</text:span><text:span text:style-name="T3">example</text:span><text:span text:style-name="T2">, </text:span><text:span text:style-name="T3">newValue</text:span><text:span text:style-name="T2">)</text:span></text:p>
          </table:table-cell>
          <table:table-cell table:style-name="Tabelle7.A2" office:value-type="string">
            <text:p text:style-name="P5">remove all documents that match the example</text:p>
          </table:table-cell>
        </table:table-row>
        <table:table-row>
          <table:table-cell table:style-name="Tabelle7.A3" office:value-type="string">
            <text:p text:style-name="P5">collection. updateByExample</text:p>
            <text:p text:style-name="P7"> <text:span text:style-name="T2">(</text:span><text:span text:style-name="T3">example</text:span><text:span text:style-name="T2">, </text:span><text:span text:style-name="T3">newValue</text:span><text:span text:style-name="T2">)</text:span></text:p>
          </table:table-cell>
          <table:table-cell table:style-name="Tabelle7.A3" office:value-type="string">
            <text:p text:style-name="P5">remove all documents that match the example</text:p>
          </table:table-cell>
        </table:table-row>
        <table:table-row>
          <table:table-cell table:style-name="Tabelle7.A2" office:value-type="string">
            <text:p text:style-name="P5">collection.count()</text:p>
          </table:table-cell>
          <table:table-cell table:style-name="Tabelle7.A2" office:value-type="string">
            <text:p text:style-name="P6">returns the number of living documents in the collection</text:p>
          </table:table-cell>
        </table:table-row>
        <table:table-row>
          <table:table-cell table:style-name="Tabelle7.A11" office:value-type="string">
            <text:p text:style-name="P7">collection.toArray()</text:p>
          </table:table-cell>
          <table:table-cell table:style-name="Tabelle7.A11" office:value-type="string">
            <text:p text:style-name="P5">convert the collection into an array of documents (not for production!)</text:p>
          </table:table-cell>
        </table:table-row>
      </table:table>
      <text:p text:style-name="P3"/>
      <table:table table:name="Tabelle8" table:style-name="Tabelle8">
        <table:table-column table:style-name="Tabelle8.A"/>
        <table:table-column table:style-name="Tabelle8.B"/>
        <table:table-row>
          <table:table-cell table:style-name="Tabelle8.A1" table:number-columns-spanned="2" office:value-type="string">
            <text:p text:style-name="P8">Geo Queries in arangosh</text:p>
          </table:table-cell>
          <table:covered-table-cell/>
        </table:table-row>
        <table:table-row>
          <table:table-cell table:style-name="Tabelle8.A2" office:value-type="string">
            <text:p text:style-name="P5">collection.near(<text:span text:style-name="T1">latitude</text:span>,<text:span text:style-name="T1">longitude</text:span>)</text:p>
          </table:table-cell>
          <table:table-cell table:style-name="Tabelle8.A2" office:value-type="string">
            <text:p text:style-name="P5">get documents near the given coordinates</text:p>
          </table:table-cell>
        </table:table-row>
        <table:table-row>
          <table:table-cell table:style-name="Tabelle8.A3" office:value-type="string">
            <text:p text:style-name="P5">collection.within(<text:span text:style-name="T1">latitude</text:span>,<text:span text:style-name="T1">longitude</text:span>, <text:span text:style-name="T1">distance</text:span>)</text:p>
          </table:table-cell>
          <table:table-cell table:style-name="Tabelle8.A3" office:value-type="string">
            <text:p text:style-name="P5">get all documents within a radious of <text:span text:style-name="T1">distance</text:span> around the given coordinates</text:p>
          </table:table-cell>
        </table:table-row>
        <table:table-row>
          <table:table-cell table:style-name="Tabelle8.A4" office:value-type="string">
            <text:p text:style-name="P5">collection.geo(<text:span text:style-name="T1">location</text:span>)</text:p>
          </table:table-cell>
          <table:table-cell table:style-name="Tabelle8.A4" office:value-type="string">
            <text:p text:style-name="P5">the next near or within operator will use the specific geo-spatial index</text:p>
          </table:table-cell>
        </table:table-row>
      </table:table>
      <text:p text:style-name="P3"/>
      <table:table table:name="Tabelle9" table:style-name="Tabelle9">
        <table:table-column table:style-name="Tabelle9.A"/>
        <table:table-column table:style-name="Tabelle9.B"/>
        <table:table-row>
          <table:table-cell table:style-name="Tabelle9.A1" table:number-columns-spanned="2" office:value-type="string">
            <text:p text:style-name="P8">Pagination in arangosh</text:p>
          </table:table-cell>
          <table:covered-table-cell/>
        </table:table-row>
        <table:table-row>
          <table:table-cell table:style-name="Tabelle9.A2" office:value-type="string">
            <text:p text:style-name="P5">query.limit(<text:span text:style-name="T1">number</text:span>)</text:p>
          </table:table-cell>
          <table:table-cell table:style-name="Tabelle9.A2" office:value-type="string">
            <text:p text:style-name="P5">limits a result to the first number documents</text:p>
          </table:table-cell>
        </table:table-row>
        <table:table-row>
          <table:table-cell table:style-name="Tabelle9.A3" office:value-type="string">
            <text:p text:style-name="P5">query.skip(<text:span text:style-name="T1">number</text:span>)</text:p>
          </table:table-cell>
          <table:table-cell table:style-name="Tabelle9.A3" office:value-type="string">
            <text:p text:style-name="P5">skips the first number documents</text:p>
          </table:table-cell>
        </table:table-row>
      </table:table>
      <text:p text:style-name="P3"/>
      <table:table table:name="Tabelle10" table:style-name="Tabelle10">
        <table:table-column table:style-name="Tabelle10.A"/>
        <table:table-column table:style-name="Tabelle10.B"/>
        <table:table-row>
          <table:table-cell table:style-name="Tabelle10.A1" table:number-columns-spanned="2" office:value-type="string">
            <text:p text:style-name="P9">Sequential Access And Cursors in arangosh</text:p>
          </table:table-cell>
          <table:covered-table-cell/>
        </table:table-row>
        <table:table-row>
          <table:table-cell table:style-name="Tabelle10.A2" office:value-type="string">
            <text:p text:style-name="P5">query.hasNext()</text:p>
          </table:table-cell>
          <table:table-cell table:style-name="Tabelle10.A2" office:value-type="string">
            <text:p text:style-name="P5">returns true if the cursor still has documents</text:p>
          </table:table-cell>
        </table:table-row>
        <table:table-row>
          <table:table-cell table:style-name="Tabelle10.A3" office:value-type="string">
            <text:p text:style-name="P5">query.next()</text:p>
          </table:table-cell>
          <table:table-cell table:style-name="Tabelle10.A3" office:value-type="string">
            <text:p text:style-name="P5">advance cursor</text:p>
          </table:table-cell>
        </table:table-row>
        <table:table-row>
          <table:table-cell table:style-name="Tabelle10.A2" office:value-type="string">
            <text:p text:style-name="P5">query.dispose()</text:p>
          </table:table-cell>
          <table:table-cell table:style-name="Tabelle10.A2" office:value-type="string">
            <text:p text:style-name="P5">free resources associated with a cursor</text:p>
          </table:table-cell>
        </table:table-row>
        <table:table-row>
          <table:table-cell table:style-name="Tabelle10.A5" office:value-type="string">
            <text:p text:style-name="P5">query.count()</text:p>
          </table:table-cell>
          <table:table-cell table:style-name="Tabelle10.A5" office:value-type="string">
            <text:p text:style-name="P5">returns number of documents in the result set</text:p>
          </table:table-cell>
        </table:table-row>
      </table:table>
      <text:p text:style-name="P4"/>
      <text:p text:style-name="P4"/>
      <text:p text:style-name="P2">ArangoDB Version 1.2 - created: 2013/03/0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ucida Sans1" svg:font-family="'Lucida Sans'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writing-mode="lr-tb" style:footnote-max-height="0cm">
        <style:background-image/>
        <style:columns fo:column-count="2">
          <style:column style:rel-width="7852*" fo:start-indent="0cm" fo:end-indent="0.349cm"/>
          <style:column style:rel-width="7852*" fo:start-indent="0.349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2-20T16:28:33</meta:creation-date>
    <dc:date>2013-03-08T15:27:37</dc:date>
    <meta:editing-duration>PT00H01M31S</meta:editing-duration>
    <meta:editing-cycles>13</meta:editing-cycles>
    <meta:generator>OpenOffice.org/3.2$Unix OpenOffice.org_project/320m18$Build-9502</meta:generator>
    <dc:creator>Dorthe Lübbert</dc:creator>
    <meta:document-statistic meta:table-count="10" meta:image-count="1" meta:object-count="0" meta:page-count="1" meta:paragraph-count="122" meta:word-count="420" meta:character-count="3683"/>
  </office:meta>
</office:document-meta>
</file>